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2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20:47:54.1102275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8-10T21:00:52.234081021</dc:date>
    <meta:editing-duration>P1DT22H41M59S</meta:editing-duration>
    <meta:editing-cycles>405</meta:editing-cycles>
    <meta:generator>LibreOffice/6.4.7.2$Linux_X86_64 LibreOffice_project/40$Build-2</meta:generator>
    <meta:document-statistic meta:table-count="1" meta:cell-count="1722" meta:object-count="0"/>
  </office:meta>
</office:document-meta>
</file>